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2" style:family="paragraph" style:parent-style-name="No_20_Spacing">
      <style:text-properties style:font-name="Georgia" fo:font-size="10.5pt" style:font-size-asian="10.5pt" style:font-name-complex="Times New Roman1"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4"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style>
    <style:style style:name="P9"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style:font-name-complex="Times New Roman1"/>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font-size="10.5pt" fo:font-weight="bold" style:font-size-asian="10.5pt" style:font-weight-asian="bold" style:font-name-complex="Times New Roman1" style:font-size-complex="10.5pt" style:font-weight-complex="bold"/>
    </style:style>
    <style:style style:name="T7" style:family="text">
      <style:text-properties style:font-name="Georgia" fo:font-size="10.5pt" style:font-size-asian="10.5pt" style:font-name-complex="Times New Roman1" style:font-size-complex="10.5pt"/>
    </style:style>
    <style:style style:name="T8" style:family="text">
      <style:text-properties style:font-name="Georgia" fo:font-size="10.5pt" style:text-underline-style="solid" style:text-underline-width="auto" style:text-underline-color="font-color" style:font-size-asian="10.5pt" style:font-name-complex="Times New Roman1" style:font-size-complex="10.5pt"/>
    </style:style>
    <style:style style:name="T9" style:family="text">
      <style:text-properties style:font-name="Georgia" fo:font-weight="bold" style:font-weight-asian="bold" style:font-name-complex="Times New Roman1"/>
    </style:style>
    <style:style style:name="T10" style:family="text">
      <style:text-properties style:font-name="Georgia" style:font-name-complex="Times New Roman1"/>
    </style:style>
    <style:style style:name="T11" style:family="text">
      <style:text-properties fo:color="#545454"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2"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3"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4" style:family="text">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5" style:family="text">
      <style:text-properties fo:color="#000000" style:font-name="Georgia" fo:font-size="10.5pt" fo:language="none" fo:country="none" style:text-underline-style="solid" style:text-underline-width="auto" style:text-underline-color="font-color" style:font-name-asian="Georgia" style:font-size-asian="10.5pt" style:language-asian="none" style:country-asian="none" style:font-name-complex="Georgia" style:font-size-complex="10.5pt" style:language-complex="none" style:country-complex="none"/>
    </style:style>
    <style:style style:name="T16" style:family="text">
      <style:text-properties style:text-underline-style="solid" style:text-underline-width="auto" style:text-underline-color="font-color"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Weapons of Our Warfare </text:p>
      <text:p text:style-name="P2"/>
      <text:h text:style-name="P5" text:outline-level="3"><text:span text:style-name="T1">Introduction:</text:span><text:span text:style-name="T4"> The parents of a fallen soldier, from WWI decided to honor their son by giving $200.00 as a memorial in his name to their church. Another mother in the church said to her husband: “Let's add another $200.00 to the memorial.” “Why? Our boy didn't die.” “That's just the point.” the mother said. “Let's give it because he didn't die.”</text:span></text:h>
      <text:h text:style-name="P6" text:outline-level="3"><text:span text:style-name="T4"><text:s text:c="2"/>On this day we have come to honor those men and women who have given their life in the service of our country. Often we remember them and admire their courage and fortitude but rarely do we consider what we can do to be of assistance. I wanted to introduce you to three men who, though not in the fight, made all the difference in the world.</text:span></text:h>
      <text:h text:style-name="P6" text:outline-level="3"><text:span text:style-name="T4"><text:s text:c="2"/>This is a story about three great men who won great victories without using normal weapons of war.</text:span></text:h>
      <text:h text:style-name="P6" text:outline-level="3"><text:span text:style-name="T4"/></text:h>
      <text:p text:style-name="P3"><text:span text:style-name="T1">Read:</text:span><text:span text:style-name="T4"> Exodus 17:8-13</text:span></text:p>
      <text:p text:style-name="P4"/>
      <text:h text:style-name="P7" text:outline-level="3"><text:span text:style-name="T9">Text:</text:span><text:span text:style-name="T10"> II Corinthians 10:4 “</text:span><text:span text:style-name="T5">For the weapons of our warfare </text:span><text:span text:style-name="T11">are</text:span><text:span text:style-name="T5"> not carnal, but mighty through God...”</text:span></text:h>
      <text:h text:style-name="P6" text:outline-level="3"><text:span text:style-name="T4"/></text:h>
      <text:h text:style-name="P6" text:outline-level="3"><text:span text:style-name="T2">The First Weapon:</text:span><text:span text:style-name="T4"> </text:span><text:span text:style-name="T16">Location, location, location!</text:span><text:span text:style-name="T4"> They were on top of the hill. They could clearly see the entire conflict. They didn't just focus on their own army. Too many saints of God go into battle understanding only one side of the conflict. Wouldn't it be better if we had someone who could see and understand the entire conflict. Have you ever thought that you were all alone in the fight? As enemy after enemy attacks you from every side; it's hard to understand where God is. I suggest that you look up. </text:span></text:h>
      <text:h text:style-name="P6" text:outline-level="3"><text:span text:style-name="T4"/></text:h>
      <text:h text:style-name="P6" text:outline-level="3"><text:span text:style-name="T2">The Second Weapon:</text:span><text:span text:style-name="T4"> </text:span><text:span text:style-name="T16">The Rod of God</text:span><text:span text:style-name="T4">! This rod was the one that Moses cast on the ground and fled from the serpent that it became. This is the same rod that was raised to part the waters of the Red Sea. This is the rod that struck the rock and water came out. This rod represented the power of God in the hands of the man of God. What is it to be compared to today? This Bible that I hold in my hands. It is quick and powerful and sharper than any two edged sword. Shelton Smith said that whenever he is dealing with a person who is argumentative against the Gospel he has found that just quoting scripture (any scripture) will soften their heart. As long as we fight in our own strength, with man made weapons, we are destined to lose nearly all of the time. With the Word of God we are winners even when it appears to this world that we are losers.</text:span></text:h>
      <text:h text:style-name="P6" text:outline-level="3"><text:span text:style-name="T4"/></text:h>
      <text:h text:style-name="P8" text:outline-level="3"><text:span text:style-name="T6">The Third Weapon:</text:span><text:span text:style-name="T7"> </text:span><text:span text:style-name="T8">The People of God</text:span><text:span text:style-name="T7">! Moses did not go up the hill alone nor did he stand on top of the hill alone. He was accompanied by Aaron and Hur. Isn't it great when people <text:s/>stand with you? I get tired of hearing folks justify laying out of church. They will tell us that they can worship God in the woods or traveling and seeing all the beauty of nature. It is as if, they believe, that Church is just one of many options on Sunday morning. Just why is it important for God's people to gather together each week? Hebrews 10:24 &amp; 25 tells us exactly why: “</text:span><text:span text:style-name="T12">And let us consider one another to provoke unto love and to good works: not forsaking the assembling of ourselves together, as the manner of some </text:span><text:span text:style-name="T13">is;</text:span><text:span text:style-name="T12"> but exhorting </text:span><text:span text:style-name="T13">one another:</text:span><text:span text:style-name="T12"> and so much the more, as ye see the day approaching.” Did you notice that there is nothing about preaching or singing in there? The purpose for coming together is that the body of Christ will encourage each other to love and good works. We are to encourage each other because Jesus is returning for a prepared bride.</text:span></text:h>
      <text:h text:style-name="P8" text:outline-level="3"><text:span text:style-name="T12"/></text:h>
      <text:h text:style-name="P8" text:outline-level="3"><text:span text:style-name="T14">The Fourth Weapon:</text:span><text:span text:style-name="T12"> </text:span><text:span text:style-name="T15">God's People Working Together</text:span><text:span text:style-name="T12">! Did you notice that when Moses arms began to sag because his hands became heavy. Aaron and Hur did not chastise him for not working out. “Moses your upper body could sure use some more reps. How come we haven't seen you in the gym lately?” First they found a stone large enough for a seat and rolled it over to where he was. Then they stood by his side and each one took responsibility for holding up his arms. They continued doing this until the battle was won. </text:span></text:h>
      <text:h text:style-name="P8" text:outline-level="3"><text:span text:style-name="T12"><text:s text:c="2"/>Someone has said that satan trembles when the weakest saint is on his knees. What do you think happens to the prince of darkness when he sees three or four of God's people united in prayer? What if the entire church of Jesus Christ unites together against the powers of hell?</text:span></text:h>
      <text:h text:style-name="P8" text:outline-level="3"><text:span text:style-name="T12"/></text:h>
      <text:h text:style-name="P8" text:outline-level="3"><text:span text:style-name="T14">Conclude:</text:span><text:span text:style-name="T12"> How do we honor the men and women who have paid the ultimate sacrifice? We spend our capitol and our prayer on those who continue to serve. We pray for God's help and protection on the men and women of our military. We pray that God will place Godly people in the path of every service man or woman who does not know the savior and that The Holy Spirit will draw them to salvation. We pray that lives lost will not be lost in vain and that God will bring victory for our country.</text:span></text:h>
      <text:h text:style-name="P6" text:outline-level="3"><text:span text:style-name="T4"/></text:h>
      <text:h text:style-name="P9" text:outline-level="3"><text:span text:style-name="T3">Sing:</text:span> God's Wonderful Peop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7-05-26T08:40:05.41</dc:date>
    <meta:editing-duration>PT13H50M8S</meta:editing-duration>
    <meta:generator>OpenOffice/4.1.3$Win32 OpenOffice.org_project/413m1$Build-9783</meta:generator>
    <meta:printed-by>Joel Tice</meta:printed-by>
    <meta:print-date>2017-05-26T08:38:39.20</meta:print-date>
    <meta:document-statistic meta:table-count="0" meta:image-count="0" meta:object-count="0" meta:page-count="1" meta:paragraph-count="13" meta:word-count="879" meta:character-count="46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